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3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style:font-name="MSPゴシック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style:font-name="MSPゴシック1" fo:font-size="12pt" style:font-name-asian="MSPゴシック1" style:font-size-asian="12pt" style:font-size-complex="12pt"/>
    </style:style>
    <style:style style:name="P7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4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4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backgroun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5" draw:style-name="gr1"><draw:custom-shape draw:style-name="gr8" draw:text-style-name="P2" svg:width="7.859cm" svg:height="0.66cm" svg:x="5.553cm" svg:y="3.625cm"><text:p text:style-name="P1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3" svg:width="7.855cm" svg:height="0.652cm" svg:x="5.553cm" svg:y="4.285cm"><text:p text:style-name="P1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7" draw:style-name="gr1"><draw:custom-shape draw:style-name="gr10" draw:text-style-name="P2" svg:width="7.845cm" svg:height="0.578cm" svg:x="5.992cm" svg:y="5.683cm"><text:p text:style-name="P1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3" svg:width="7.841cm" svg:height="0.571cm" svg:x="5.992cm" svg:y="6.262cm"><text:p text:style-name="P1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2" svg:width="7.845cm" svg:height="0.865cm" svg:x="6.44cm" svg:y="7.579cm"><text:p text:style-name="P7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3" svg:width="7.841cm" svg:height="0.853cm" svg:x="6.44cm" svg:y="8.447cm"><text:p text:style-name="P1"><text:span text:style-name="T2">ページのタイトル</text:span></text:p><text:p text:style-name="P1"><text:span text:style-name="T6">「</text:span><text:span text:style-name="T6">BORG SYSTEM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2" svg:width="7.855cm" svg:height="0.622cm" svg:x="5.244cm" svg:y="1.561cm"><text:p text:style-name="P1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7.852cm" svg:height="0.616cm" svg:x="5.244cm" svg:y="2.182cm"><text:p text:style-name="P1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4" draw:text-style-name="P2" svg:width="7.845cm" svg:height="0.632cm" svg:x="6.768cm" svg:y="12.203cm"><text:p text:style-name="P7"><text:span text:style-name="T5">input id=user-id class=rounded_corner 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3" svg:width="7.841cm" svg:height="0.623cm" svg:x="6.768cm" svg:y="12.838cm"><text:p text:style-name="P1"><text:span text:style-name="T2">ユーザ</text:span><text:span text:style-name="T2">ID</text:span><text:span text:style-name="T2">入力欄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2" svg:width="7.845cm" svg:height="0.805cm" svg:x="6.768cm" svg:y="14.31cm"><text:p text:style-name="P7"><text:span text:style-name="T5">input id=user-passwordd class=rounded_corner </text:span></text:p><text:p text:style-name="P7"><text:span text:style-name="T5">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3" svg:width="7.841cm" svg:height="0.795cm" svg:x="6.768cm" svg:y="15.12cm"><text:p text:style-name="P1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2" svg:width="7.845cm" svg:height="0.578cm" svg:x="5.992cm" svg:y="5.683cm"><text:p text:style-name="P1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3" svg:width="7.841cm" svg:height="0.571cm" svg:x="5.992cm" svg:y="6.262cm"><text:p text:style-name="P1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4" draw:text-style-name="P2" svg:width="7.845cm" svg:height="0.632cm" svg:x="6.74cm" svg:y="16.757cm"><text:p text:style-name="P7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3" svg:width="7.841cm" svg:height="0.623cm" svg:x="6.74cm" svg:y="17.392cm"><text:p text:style-name="P1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" draw:style-name="gr1"><draw:custom-shape draw:style-name="gr14" draw:text-style-name="P2" svg:width="7.845cm" svg:height="0.632cm" svg:x="6.436cm" svg:y="10.146cm"><text:p text:style-name="P7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3" svg:width="7.841cm" svg:height="0.623cm" svg:x="6.436cm" svg:y="10.781cm"><text:p text:style-name="P1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1" draw:style-name="gr4" draw:text-style-name="P1" svg:x1="4.916cm" svg:y1="-0.19cm" svg:x2="4.916cm" svg:y2="25.593cm"><text:p/></draw:line><draw:custom-shape text:anchor-type="paragraph" draw:z-index="2" draw:style-name="gr5" draw:text-style-name="P4" svg:width="2.41cm" svg:height="1.176cm" svg:x="5.315cm" svg:y="-0.427cm"><text:p text:style-name="P1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6" draw:text-style-name="P5" svg:x1="6.511cm" svg:y1="0.746cm" svg:x2="6.511cm" svg:y2="1.637cm"><text:p/></draw:line><draw:frame text:anchor-type="paragraph" draw:z-index="4" draw:style-name="gr7" draw:text-style-name="P6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6" draw:style-name="gr6" draw:text-style-name="P5" svg:x1="9.193cm" svg:y1="2.798cm" svg:x2="9.179cm" svg:y2="3.625cm"><text:p/></draw:line><draw:line text:anchor-type="paragraph" draw:z-index="8" draw:style-name="gr6" draw:text-style-name="P5" svg:x1="9.507cm" svg:y1="4.935cm" svg:x2="9.507cm" svg:y2="5.683cm"><text:p/></draw:line><draw:line text:anchor-type="paragraph" draw:z-index="10" draw:style-name="gr6" draw:text-style-name="P5" svg:x1="10.322cm" svg:y1="11.404cm" svg:x2="10.322cm" svg:y2="12.224cm"><text:p/></draw:line><draw:line text:anchor-type="paragraph" draw:z-index="11" draw:style-name="gr6" draw:text-style-name="P5" svg:x1="9.966cm" svg:y1="6.832cm" svg:x2="9.966cm" svg:y2="7.58cm"><text:p/></draw:line><draw:line text:anchor-type="paragraph" draw:z-index="14" draw:style-name="gr6" draw:text-style-name="P5" svg:x1="10.68cm" svg:y1="13.46cm" svg:x2="10.68cm" svg:y2="14.28cm"><text:p/></draw:line><draw:line text:anchor-type="paragraph" draw:z-index="15" draw:style-name="gr6" draw:text-style-name="P5" svg:x1="10.086cm" svg:y1="9.299cm" svg:x2="10.086cm" svg:y2="10.147cm"><text:p/></draw:line><draw:custom-shape text:anchor-type="paragraph" draw:z-index="19" draw:style-name="gr18" draw:text-style-name="P4" svg:width="2.41cm" svg:height="1.176cm" svg:x="0cm" svg:y="0cm"><text:p text:style-name="P1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style-name="gr6" draw:text-style-name="P5" svg:x1="10.68cm" svg:y1="15.914cm" svg:x2="10.68cm" svg:y2="16.734cm"><text:p/></draw:line><draw:line text:anchor-type="paragraph" draw:z-index="21" draw:style-name="gr6" draw:text-style-name="P5" svg:x1="10.68cm" svg:y1="18.015cm" svg:x2="10.68cm" svg:y2="18.83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1T17:34:19.631577000</dc:date>
    <meta:editing-duration>PT18M6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